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26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191.10081811208">
            <text:p>7191,10081811</text:p>
          </table:table-cell>
          <table:table-cell table:number-columns-repeated="4" table:style-name="ce1" office:value-type="float" office:value="7060.14478285969">
            <text:p>7060,14478286</text:p>
          </table:table-cell>
          <table:table-cell table:style-name="ce1" office:value-type="float" office:value="7009.08988533408">
            <text:p>7009,08988533</text:p>
          </table:table-cell>
          <table:table-cell table:number-columns-repeated="3" table:style-name="ce1" office:value-type="float" office:value="6860.52075862179">
            <text:p>6860,52075862</text:p>
          </table:table-cell>
          <table:table-cell table:style-name="ce1" office:value-type="float" office:value="6828.54766204167">
            <text:p>6828,54766204</text:p>
          </table:table-cell>
          <table:table-cell table:number-columns-repeated="26" table:style-name="ce1" office:value-type="float" office:value="6798.23247443965">
            <text:p>6798,23247444</text:p>
          </table:table-cell>
          <table:table-cell table:number-columns-repeated="3" table:style-name="ce1" office:value-type="float" office:value="6785.59753679017">
            <text:p>6785,59753679</text:p>
          </table:table-cell>
          <table:table-cell table:number-columns-repeated="5" table:style-name="ce1" office:value-type="float" office:value="6720.01647705322">
            <text:p>6720,01647705</text:p>
          </table:table-cell>
          <table:table-cell table:number-columns-repeated="6" table:style-name="ce1" office:value-type="float" office:value="6696.58264054335">
            <text:p>6696,58264054</text:p>
          </table:table-cell>
          <table:table-cell table:number-columns-repeated="2" table:style-name="ce1" office:value-type="float" office:value="6692.75882579261">
            <text:p>6692,75882579</text:p>
          </table:table-cell>
          <table:table-cell table:style-name="ce1" office:value-type="float" office:value="6687.15032879297">
            <text:p>6687,15032879</text:p>
          </table:table-cell>
          <table:table-cell table:number-columns-repeated="5" table:style-name="ce1" office:value-type="float" office:value="6679.8982620584">
            <text:p>6679,89826206</text:p>
          </table:table-cell>
          <table:table-cell table:style-name="ce1" office:value-type="float" office:value="6666.85444119632">
            <text:p>6666,8544412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36">
            <text:p>636</text:p>
          </table:table-cell>
          <table:table-cell table:number-columns-repeated="4" office:value-type="float" office:value="990">
            <text:p>990</text:p>
          </table:table-cell>
          <table:table-cell office:value-type="float" office:value="4010">
            <text:p>4010</text:p>
          </table:table-cell>
          <table:table-cell table:number-columns-repeated="3" office:value-type="float" office:value="4611">
            <text:p>4611</text:p>
          </table:table-cell>
          <table:table-cell office:value-type="float" office:value="6537">
            <text:p>6537</text:p>
          </table:table-cell>
          <table:table-cell table:number-columns-repeated="26" office:value-type="float" office:value="7438">
            <text:p>7438</text:p>
          </table:table-cell>
          <table:table-cell table:number-columns-repeated="3" office:value-type="float" office:value="24874">
            <text:p>24874</text:p>
          </table:table-cell>
          <table:table-cell table:number-columns-repeated="5" office:value-type="float" office:value="26552">
            <text:p>26552</text:p>
          </table:table-cell>
          <table:table-cell table:number-columns-repeated="6" office:value-type="float" office:value="29734">
            <text:p>29734</text:p>
          </table:table-cell>
          <table:table-cell table:number-columns-repeated="2" office:value-type="float" office:value="33871">
            <text:p>33871</text:p>
          </table:table-cell>
          <table:table-cell office:value-type="float" office:value="35474">
            <text:p>35474</text:p>
          </table:table-cell>
          <table:table-cell table:number-columns-repeated="5" office:value-type="float" office:value="35690">
            <text:p>35690</text:p>
          </table:table-cell>
          <table:table-cell office:value-type="float" office:value="39566">
            <text:p>39566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236.66400590863">
            <text:p>7236,66400591</text:p>
          </table:table-cell>
          <table:table-cell table:style-name="ce1" office:value-type="float" office:value="7117.80851862535">
            <text:p>7117,80851863</text:p>
          </table:table-cell>
          <table:table-cell table:style-name="ce1" office:value-type="float" office:value="7106.25319064628">
            <text:p>7106,25319065</text:p>
          </table:table-cell>
          <table:table-cell table:style-name="ce1" office:value-type="float" office:value="7066.79351827234">
            <text:p>7066,79351827</text:p>
          </table:table-cell>
          <table:table-cell table:style-name="ce1" office:value-type="float" office:value="7192.83592427173">
            <text:p>7192,83592427</text:p>
          </table:table-cell>
          <table:table-cell table:style-name="ce1" office:value-type="float" office:value="7009.08988533408">
            <text:p>7009,08988533</text:p>
          </table:table-cell>
          <table:table-cell table:style-name="ce1" office:value-type="float" office:value="6860.52075862179">
            <text:p>6860,52075862</text:p>
          </table:table-cell>
          <table:table-cell table:number-columns-repeated="2" table:style-name="ce1" office:value-type="float" office:value="6915.47725626237">
            <text:p>6915,47725626</text:p>
          </table:table-cell>
          <table:table-cell table:style-name="ce1" office:value-type="float" office:value="6828.54766204167">
            <text:p>6828,54766204</text:p>
          </table:table-cell>
          <table:table-cell table:style-name="ce1" office:value-type="float" office:value="6823.28639117295">
            <text:p>6823,28639117</text:p>
          </table:table-cell>
          <table:table-cell table:style-name="ce1" office:value-type="float" office:value="6814.15613024611">
            <text:p>6814,15613025</text:p>
          </table:table-cell>
          <table:table-cell table:number-columns-repeated="2" table:style-name="ce1" office:value-type="float" office:value="6924.95051409609">
            <text:p>6924,95051410</text:p>
          </table:table-cell>
          <table:table-cell table:number-columns-repeated="6" table:style-name="ce1" office:value-type="float" office:value="6882.5188080579">
            <text:p>6882,51880806</text:p>
          </table:table-cell>
          <table:table-cell table:number-columns-repeated="3" table:style-name="ce1" office:value-type="float" office:value="6858.34945136433">
            <text:p>6858,34945136</text:p>
          </table:table-cell>
          <table:table-cell table:style-name="ce1" office:value-type="float" office:value="6913.38912443303">
            <text:p>6913,38912443</text:p>
          </table:table-cell>
          <table:table-cell table:style-name="ce1" office:value-type="float" office:value="6822.60935940351">
            <text:p>6822,60935940</text:p>
          </table:table-cell>
          <table:table-cell table:number-columns-repeated="8" table:style-name="ce1" office:value-type="float" office:value="6800.29699681738">
            <text:p>6800,29699682</text:p>
          </table:table-cell>
          <table:table-cell table:style-name="ce1" office:value-type="float" office:value="6896.06066146717">
            <text:p>6896,06066147</text:p>
          </table:table-cell>
          <table:table-cell table:number-columns-repeated="2" table:style-name="ce1" office:value-type="float" office:value="6808.08242259606">
            <text:p>6808,08242260</text:p>
          </table:table-cell>
          <table:table-cell table:number-columns-repeated="2" table:style-name="ce1" office:value-type="float" office:value="6785.59753679017">
            <text:p>6785,59753679</text:p>
          </table:table-cell>
          <table:table-cell table:style-name="ce1" office:value-type="float" office:value="6883.90457995007">
            <text:p>6883,90457995</text:p>
          </table:table-cell>
          <table:table-cell table:number-columns-repeated="5" table:style-name="ce1" office:value-type="float" office:value="6720.01647705322">
            <text:p>6720,01647705</text:p>
          </table:table-cell>
          <table:table-cell table:number-columns-repeated="6" table:style-name="ce1" office:value-type="float" office:value="6696.58264054335">
            <text:p>6696,58264054</text:p>
          </table:table-cell>
          <table:table-cell table:number-columns-repeated="2" table:style-name="ce1" office:value-type="float" office:value="6692.75882579261">
            <text:p>6692,75882579</text:p>
          </table:table-cell>
          <table:table-cell table:style-name="ce1" office:value-type="float" office:value="6687.15032879297">
            <text:p>6687,15032879</text:p>
          </table:table-cell>
          <table:table-cell table:style-name="ce1" office:value-type="float" office:value="6680.32628496005">
            <text:p>6680,32628496</text:p>
          </table:table-cell>
          <table:table-cell table:number-columns-repeated="2" table:style-name="ce1" office:value-type="float" office:value="6692.13578092438">
            <text:p>6692,13578092</text:p>
          </table:table-cell>
          <table:table-cell table:number-columns-repeated="3" table:style-name="ce1" office:value-type="float" office:value="6682.46256945987">
            <text:p>6682,46256946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82">
            <text:p>682</text:p>
          </table:table-cell>
          <table:table-cell office:value-type="float" office:value="1361">
            <text:p>1361</text:p>
          </table:table-cell>
          <table:table-cell office:value-type="float" office:value="2044">
            <text:p>2044</text:p>
          </table:table-cell>
          <table:table-cell office:value-type="float" office:value="2728">
            <text:p>2728</text:p>
          </table:table-cell>
          <table:table-cell office:value-type="float" office:value="3403">
            <text:p>3403</text:p>
          </table:table-cell>
          <table:table-cell office:value-type="float" office:value="4082">
            <text:p>4082</text:p>
          </table:table-cell>
          <table:table-cell office:value-type="float" office:value="4760">
            <text:p>4760</text:p>
          </table:table-cell>
          <table:table-cell office:value-type="float" office:value="5430">
            <text:p>5430</text:p>
          </table:table-cell>
          <table:table-cell office:value-type="float" office:value="6105">
            <text:p>6105</text:p>
          </table:table-cell>
          <table:table-cell office:value-type="float" office:value="6776">
            <text:p>6776</text:p>
          </table:table-cell>
          <table:table-cell office:value-type="float" office:value="7450">
            <text:p>7450</text:p>
          </table:table-cell>
          <table:table-cell office:value-type="float" office:value="8126">
            <text:p>8126</text:p>
          </table:table-cell>
          <table:table-cell office:value-type="float" office:value="8799">
            <text:p>8799</text:p>
          </table:table-cell>
          <table:table-cell office:value-type="float" office:value="9469">
            <text:p>9469</text:p>
          </table:table-cell>
          <table:table-cell office:value-type="float" office:value="10144">
            <text:p>10144</text:p>
          </table:table-cell>
          <table:table-cell office:value-type="float" office:value="10816">
            <text:p>10816</text:p>
          </table:table-cell>
          <table:table-cell office:value-type="float" office:value="11487">
            <text:p>11487</text:p>
          </table:table-cell>
          <table:table-cell office:value-type="float" office:value="12159">
            <text:p>12159</text:p>
          </table:table-cell>
          <table:table-cell office:value-type="float" office:value="12832">
            <text:p>12832</text:p>
          </table:table-cell>
          <table:table-cell office:value-type="float" office:value="13503">
            <text:p>13503</text:p>
          </table:table-cell>
          <table:table-cell office:value-type="float" office:value="14177">
            <text:p>14177</text:p>
          </table:table-cell>
          <table:table-cell office:value-type="float" office:value="14848">
            <text:p>14848</text:p>
          </table:table-cell>
          <table:table-cell office:value-type="float" office:value="15518">
            <text:p>15518</text:p>
          </table:table-cell>
          <table:table-cell office:value-type="float" office:value="16191">
            <text:p>16191</text:p>
          </table:table-cell>
          <table:table-cell office:value-type="float" office:value="16863">
            <text:p>16863</text:p>
          </table:table-cell>
          <table:table-cell office:value-type="float" office:value="17536">
            <text:p>17536</text:p>
          </table:table-cell>
          <table:table-cell office:value-type="float" office:value="18210">
            <text:p>18210</text:p>
          </table:table-cell>
          <table:table-cell office:value-type="float" office:value="18882">
            <text:p>18882</text:p>
          </table:table-cell>
          <table:table-cell office:value-type="float" office:value="19553">
            <text:p>19553</text:p>
          </table:table-cell>
          <table:table-cell office:value-type="float" office:value="20227">
            <text:p>20227</text:p>
          </table:table-cell>
          <table:table-cell office:value-type="float" office:value="20898">
            <text:p>20898</text:p>
          </table:table-cell>
          <table:table-cell office:value-type="float" office:value="21571">
            <text:p>21571</text:p>
          </table:table-cell>
          <table:table-cell office:value-type="float" office:value="22243">
            <text:p>22243</text:p>
          </table:table-cell>
          <table:table-cell office:value-type="float" office:value="22912">
            <text:p>22912</text:p>
          </table:table-cell>
          <table:table-cell office:value-type="float" office:value="23587">
            <text:p>23587</text:p>
          </table:table-cell>
          <table:table-cell office:value-type="float" office:value="24260">
            <text:p>24260</text:p>
          </table:table-cell>
          <table:table-cell office:value-type="float" office:value="24933">
            <text:p>24933</text:p>
          </table:table-cell>
          <table:table-cell office:value-type="float" office:value="25603">
            <text:p>25603</text:p>
          </table:table-cell>
          <table:table-cell office:value-type="float" office:value="26274">
            <text:p>26274</text:p>
          </table:table-cell>
          <table:table-cell office:value-type="float" office:value="26947">
            <text:p>26947</text:p>
          </table:table-cell>
          <table:table-cell office:value-type="float" office:value="27617">
            <text:p>27617</text:p>
          </table:table-cell>
          <table:table-cell office:value-type="float" office:value="28288">
            <text:p>28288</text:p>
          </table:table-cell>
          <table:table-cell office:value-type="float" office:value="28961">
            <text:p>28961</text:p>
          </table:table-cell>
          <table:table-cell office:value-type="float" office:value="29628">
            <text:p>29628</text:p>
          </table:table-cell>
          <table:table-cell office:value-type="float" office:value="30296">
            <text:p>30296</text:p>
          </table:table-cell>
          <table:table-cell office:value-type="float" office:value="30968">
            <text:p>30968</text:p>
          </table:table-cell>
          <table:table-cell office:value-type="float" office:value="31641">
            <text:p>31641</text:p>
          </table:table-cell>
          <table:table-cell office:value-type="float" office:value="32313">
            <text:p>32313</text:p>
          </table:table-cell>
          <table:table-cell office:value-type="float" office:value="32986">
            <text:p>32986</text:p>
          </table:table-cell>
          <table:table-cell office:value-type="float" office:value="33656">
            <text:p>33656</text:p>
          </table:table-cell>
          <table:table-cell office:value-type="float" office:value="34326">
            <text:p>34326</text:p>
          </table:table-cell>
          <table:table-cell office:value-type="float" office:value="34998">
            <text:p>34998</text:p>
          </table:table-cell>
          <table:table-cell office:value-type="float" office:value="35669">
            <text:p>35669</text:p>
          </table:table-cell>
          <table:table-cell office:value-type="float" office:value="36339">
            <text:p>36339</text:p>
          </table:table-cell>
          <table:table-cell office:value-type="float" office:value="37009">
            <text:p>37009</text:p>
          </table:table-cell>
          <table:table-cell office:value-type="float" office:value="37678">
            <text:p>37678</text:p>
          </table:table-cell>
          <table:table-cell office:value-type="float" office:value="38346">
            <text:p>38346</text:p>
          </table:table-cell>
          <table:table-cell office:value-type="float" office:value="39012">
            <text:p>39012</text:p>
          </table:table-cell>
          <table:table-cell office:value-type="float" office:value="39682">
            <text:p>3968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794.58150303366">
            <text:p>6794,58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12067.2099583336">
            <text:p>12067,21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F26" table:end-x="1.106cm" table:end-y="0.254cm" draw:z-index="0" draw:style-name="gr1" svg:width="15.369cm" svg:height="6.999cm" svg:x="3.974cm" svg:y="0.029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5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55:09</dc:date>
    <meta:editing-cycles>1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37cm" svg:height="7cm" chart:class="chart:scatter" chart:style-name="ch1">
        <chart:title svg:x="6.613cm" svg:y="0.141cm" chart:style-name="ch2">
          <text:p>Prueba # 5</text:p>
        </chart:title>
        <chart:legend chart:legend-position="end" svg:x="13.673cm" svg:y="3.193cm" chart:style-name="ch3"/>
        <chart:plot-area chart:style-name="ch4" table:cell-range-address="Hoja1.A1:Hoja1.BH2" chart:data-source-has-labels="column" svg:x="0.413cm" svg:y="0.784cm" svg:width="12.953cm" svg:height="5.996cm">
          <chart:axis chart:dimension="x" chart:name="primary-x" chart:style-name="ch5">
            <chart:title svg:x="6.686cm" svg:y="6.323cm" chart:style-name="ch6">
              <text:p>tiempo</text:p>
            </chart:title>
          </chart:axis>
          <chart:axis chart:dimension="y" chart:name="primary-y" chart:style-name="ch7">
            <chart:title svg:x="0.308cm" svg:y="3.88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191.10081811208">
                <text:p>7191.10081811208</text:p>
              </table:table-cell>
              <table:table-cell office:value-type="float" office:value="7060.14478285969">
                <text:p>7060.14478285969</text:p>
              </table:table-cell>
              <table:table-cell office:value-type="float" office:value="7060.14478285969">
                <text:p>7060.14478285969</text:p>
              </table:table-cell>
              <table:table-cell office:value-type="float" office:value="7060.14478285969">
                <text:p>7060.14478285969</text:p>
              </table:table-cell>
              <table:table-cell office:value-type="float" office:value="7060.14478285969">
                <text:p>7060.14478285969</text:p>
              </table:table-cell>
              <table:table-cell office:value-type="float" office:value="7009.08988533408">
                <text:p>7009.08988533408</text:p>
              </table:table-cell>
              <table:table-cell office:value-type="float" office:value="6860.52075862179">
                <text:p>6860.52075862179</text:p>
              </table:table-cell>
              <table:table-cell office:value-type="float" office:value="6860.52075862179">
                <text:p>6860.52075862179</text:p>
              </table:table-cell>
              <table:table-cell office:value-type="float" office:value="6860.52075862179">
                <text:p>6860.52075862179</text:p>
              </table:table-cell>
              <table:table-cell office:value-type="float" office:value="6828.54766204167">
                <text:p>6828.54766204167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98.23247443965">
                <text:p>6798.23247443965</text:p>
              </table:table-cell>
              <table:table-cell office:value-type="float" office:value="6785.59753679017">
                <text:p>6785.59753679017</text:p>
              </table:table-cell>
              <table:table-cell office:value-type="float" office:value="6785.59753679017">
                <text:p>6785.59753679017</text:p>
              </table:table-cell>
              <table:table-cell office:value-type="float" office:value="6785.59753679017">
                <text:p>6785.59753679017</text:p>
              </table:table-cell>
              <table:table-cell office:value-type="float" office:value="6720.01647705322">
                <text:p>6720.01647705322</text:p>
              </table:table-cell>
              <table:table-cell office:value-type="float" office:value="6720.01647705322">
                <text:p>6720.01647705322</text:p>
              </table:table-cell>
              <table:table-cell office:value-type="float" office:value="6720.01647705322">
                <text:p>6720.01647705322</text:p>
              </table:table-cell>
              <table:table-cell office:value-type="float" office:value="6720.01647705322">
                <text:p>6720.01647705322</text:p>
              </table:table-cell>
              <table:table-cell office:value-type="float" office:value="6720.01647705322">
                <text:p>6720.01647705322</text:p>
              </table:table-cell>
              <table:table-cell office:value-type="float" office:value="6696.58264054335">
                <text:p>6696.58264054335</text:p>
              </table:table-cell>
              <table:table-cell office:value-type="float" office:value="6696.58264054335">
                <text:p>6696.58264054335</text:p>
              </table:table-cell>
              <table:table-cell office:value-type="float" office:value="6696.58264054335">
                <text:p>6696.58264054335</text:p>
              </table:table-cell>
              <table:table-cell office:value-type="float" office:value="6696.58264054335">
                <text:p>6696.58264054335</text:p>
              </table:table-cell>
              <table:table-cell office:value-type="float" office:value="6696.58264054335">
                <text:p>6696.58264054335</text:p>
              </table:table-cell>
              <table:table-cell office:value-type="float" office:value="6696.58264054335">
                <text:p>6696.58264054335</text:p>
              </table:table-cell>
              <table:table-cell office:value-type="float" office:value="6692.75882579261">
                <text:p>6692.75882579261</text:p>
              </table:table-cell>
              <table:table-cell office:value-type="float" office:value="6692.75882579261">
                <text:p>6692.75882579261</text:p>
              </table:table-cell>
              <table:table-cell office:value-type="float" office:value="6687.15032879297">
                <text:p>6687.15032879297</text:p>
              </table:table-cell>
              <table:table-cell office:value-type="float" office:value="6679.8982620584">
                <text:p>6679.8982620584</text:p>
              </table:table-cell>
              <table:table-cell office:value-type="float" office:value="6679.8982620584">
                <text:p>6679.8982620584</text:p>
              </table:table-cell>
              <table:table-cell office:value-type="float" office:value="6679.8982620584">
                <text:p>6679.8982620584</text:p>
              </table:table-cell>
              <table:table-cell office:value-type="float" office:value="6679.8982620584">
                <text:p>6679.8982620584</text:p>
              </table:table-cell>
              <table:table-cell office:value-type="float" office:value="6679.8982620584">
                <text:p>6679.8982620584</text:p>
              </table:table-cell>
              <table:table-cell office:value-type="float" office:value="6666.85444119632">
                <text:p>6666.85444119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